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374cm" fo:text-indent="0cm" style:writing-mode="lr-tb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Mono P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line-break/>Learn to Build an Animated LED Strip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 little hardware.</text:p>
            <text:p text:style-name="P1">A little software.</text:p>
            <text:p text:style-name="P1">Looks crispy in the dark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we are building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[Video of an LED strip a-runnin’]</text:p>
                <text:list>
                  <text:list-item>
                    <text:p>[Maybe from moonshower]</text:p>
                  </text:list-item>
                  <text:list-item>
                    <text:p>[Christmas]</text:p>
                  </text:list-item>
                  <text:list-item>
                    <text:p>[Rocket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o is it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You, me, and everyone.</text:p>
              </text:list-item>
              <text:list-item>
                <text:p>We all have brains that can learn. We mastered language, driving cars, and Oxford commas. We can learn to make things.</text:p>
              </text:list-item>
              <text:list-item>
                <text:p>The internet is full of gatekeepers.</text:p>
                <text:list>
                  <text:list-item>
                    <text:p>If they attack your intelligence, you make them feel dumb.</text:p>
                  </text:list-item>
                  <text:list-item>
                    <text:p>If they attack your creativity, you make them feel gray.</text:p>
                  </text:list-item>
                  <text:list-item>
                    <text:p>If they attack your identity, it’s because you have 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What stops u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mpostor syndrome</text:p>
                <text:list>
                  <text:list-item>
                    <text:p>It’s fake</text:p>
                  </text:list-item>
                  <text:list-item>
                    <text:p>Nobody writes optimal code. Nobody can prove it if they did.</text:p>
                  </text:list-item>
                  <text:list-item>
                    <text:p>Mostly people gatekeep because they feel uninvited too, or that their “membership” is hanging by a thread.</text:p>
                  </text:list-item>
                  <text:list-item>
                    <text:p>Don’t listen to it, and embrace newcomers!</text:p>
                  </text:list-item>
                </text:list>
              </text:list-item>
              <text:list-item>
                <text:p>Nothing about you makes you an impostor to an artistic space.</text:p>
              </text:list-item>
              <text:list-item>
                <text:p>So let’s dig i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is is narrowly scoped to animated LEDs</text:p>
          </draw:text-box>
        </draw:frame>
        <draw:frame presentation:style-name="pr4" draw:text-style-name="P1" draw:layer="layout" svg:width="22.5cm" svg:height="9.134cm" svg:x="4.445cm" svg:y="3.8cm" presentation:class="outline" presentation:user-transformed="true">
          <draw:text-box>
            <text:list text:style-name="L2">
              <text:list-item>
                <text:p>Specifically, a microcontroller-driven strip of WS-protocol LEDs. Narrow scope for today, but broad implications for later.</text:p>
              </text:list-item>
              <text:list-item>
                <text:p>Arduino, <text:span text:style-name="T1">ESP32</text:span></text:p>
              </text:list-item>
              <text:list-item>
                <text:p><text:span text:style-name="T1">WS-2812B</text:span>, WS-2811, NeoPixel, APA-*, SK-*</text:p>
              </text:list-item>
              <text:list-item>
                <text:p><text:span text:style-name="T1">5V</text:span>, 12V, 24V</text:p>
              </text:list-item>
              <text:list-item>
                <text:p><text:span text:style-name="T1">Arduino IDE</text:span>, native compilers, bootloaders</text:p>
              </text:list-item>
              <text:list-item>
                <text:p>Arduino “language”, C++</text:p>
                <text:list>
                  <text:list-item>
                    <text:p>Don’t worry about the differences</text:p>
                    <text:list>
                      <text:list-item>
                        <text:p>There are relatively few, in f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hardware setu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readboards and jumpers and buck converters</text:p>
                <text:list>
                  <text:list-item>
                    <text:p>This is not how to build it.</text:p>
                    <text:list>
                      <text:list-item>
                        <text:p>Use protoboard / make a circuit board, 3d print an enclosure</text:p>
                      </text:list-item>
                    </text:list>
                  </text:list-item>
                  <text:list-item>
                    <text:p>I am bad at soldering. So I leave teaching that to others.</text:p>
                    <text:list>
                      <text:list-item>
                        <text:p>Intro to Soldering, Make an LED Pin [Andrew Cole] next workshop</text:p>
                      </text:list-item>
                    </text:list>
                  </text:list-item>
                </text:list>
              </text:list-item>
              <text:list-item>
                <text:p>You do not have to design a circuit.</text:p>
                <text:list>
                  <text:list-item>
                    <text:p>This one is easy; see next slide.</text:p>
                  </text:list-item>
                  <text:list-item>
                    <text:p>It’s a breadboard. (It’s reusable!)</text:p>
                  </text:list-item>
                  <text:list-item>
                    <text:p>The controller is on headers. (Also resuabl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The Circui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[Circuit diagram.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DE setup and power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rduino IDE is not just for Arduino uCs.</text:p>
                <text:list>
                  <text:list-item>
                    <text:p>ESP32 can be targeted and bootloaded as well.</text:p>
                  </text:list-item>
                  <text:list-item>
                    <text:p>Requires a package, easy to install.</text:p>
                  </text:list-item>
                  <text:list-item>
                    <text:p>[details]</text:p>
                  </text:list-item>
                </text:list>
              </text:list-item>
              <text:list-item>
                <text:p>LEDs need their own power.</text:p>
                <text:list>
                  <text:list-item>
                    <text:p>Do not use the 5V rail on the ESP. Magic smoke and stuff.</text:p>
                  </text:list-item>
                </text:list>
              </text:list-item>
              <text:list-item>
                <text:p>uC needs either USB or 5VDC.</text:p>
                <text:list>
                  <text:list-item>
                    <text:p>Not both! Voltage regulator is finicky.</text:p>
                  </text:list-item>
                  <text:list-item>
                    <text:p>uC can run while LEDs are unpowered; LEDs can run while uC is unpowered.</text:p>
                  </text:list-item>
                  <text:list-item>
                    <text:p>Keep uC on USB until your code is done. Then switch to 5VDC r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One last thing to set u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FastLED</text:p>
                <text:list>
                  <text:list-item>
                    <text:p>It’s an older code, but it checks out.</text:p>
                  </text:list-item>
                  <text:list-item>
                    <text:p>Install the library to the IDE [procedure]</text:p>
                  </text:list-item>
                  <text:list-item>
                    <text:p>What it does for us</text:p>
                    <text:list>
                      <text:list-item>
                        <text:p>Accesses or bit-bangs the correct protocol for our LED type (WS2812-B)</text:p>
                      </text:list-item>
                      <text:list-item>
                        <text:p>Handles pin mode and timing</text:p>
                      </text:list-item>
                      <text:list-item>
                        <text:p>Turns a contiguous block of memory into oohs and aa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de!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Code becomes hex</text:p>
                <text:list>
                  <text:list-item>
                    <text:p text:style-name="P1">Normally fairly involved; here, it can stay simple</text:p>
                  </text:list-item>
                </text:list>
              </text:list-item>
              <text:list-item>
                <text:p text:style-name="P1">Defining constant values</text:p>
                <text:list>
                  <text:list-item>
                    <text:p text:style-name="P1"><text:span text:style-name="T2">const int DURATION = 1000 * 10;</text:span></text:p>
                  </text:list-item>
                </text:list>
              </text:list-item>
              <text:list-item>
                <text:p text:style-name="P1">Defining variable values</text:p>
                <text:list>
                  <text:list-item>
                    <text:p text:style-name="P1"><text:span text:style-name="T2">int starting_led_index = 0;</text:span></text:p>
                  </text:list-item>
                  <text:list-item>
                    <text:p text:style-name="P1">Inside or outside of a function (scope)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4">Defining functions</text:p>
                <text:list>
                  <text:list-item>
                    <text:p text:style-name="P1"><text:span text:style-name="T2">long get_time_to_next_frame(long current_time)</text:span></text:p>
                    <text:p text:style-name="P1"><text:span text:style-name="T2">{</text:span></text:p>
                    <text:list>
                      <text:list-header>
                        <text:p text:style-name="P1"><text:span text:style-name="T2">…</text:span></text:p>
                      </text:list-header>
                    </text:list>
                    <text:p text:style-name="P1"><text:span text:style-name="T2">}</text:span></text:p>
                  </text:list-item>
                </text:list>
              </text:list-item>
              <text:list-item>
                <text:p text:style-name="P4">Loops</text:p>
                <text:list>
                  <text:list-item>
                    <text:p text:style-name="P1">I<text:span text:style-name="T2">nt led_idx = 0;</text:span></text:p>
                    <text:p text:style-name="P1"><text:span text:style-name="T2">while(led_idx &lt; NUM_LEDS) { …; ++led_idx; }</text:span></text:p>
                  </text:list-item>
                  <text:list-item>
                    <text:p text:style-name="P1"><text:span text:style-name="T2">for (int led_idx = 0; led_idx &lt; NUM_LEDS; ++led_idx) { … 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4">Structs and Classes</text:p>
                <text:list>
                  <text:list-item>
                    <text:p text:style-name="P1"><text:span text:style-name="T2">struct Segment {</text:span></text:p>
                    <text:list>
                      <text:list-header>
                        <text:p text:style-name="P1"><text:span text:style-name="T2">CRGB old_colors_[2];</text:span></text:p>
                        <text:p text:style-name="P1"><text:span text:style-name="T2">long transition_time_;</text:span></text:p>
                      </text:list-header>
                    </text:list>
                    <text:p text:style-name="P1"><text:span text:style-name="T2">};</text:span><text:span text:style-name="T2"><text:tab/></text:span><text:span text:style-name="T2"><text:tab/></text:span><text:span text:style-name="T2">// &lt;- semicolon! Don’t forget!</text:span></text:p>
                  </text:list-item>
                </text:list>
              </text:list-item>
              <text:list-item>
                <text:p text:style-name="P4">#include and libraries</text:p>
                <text:list>
                  <text:list-item>
                    <text:p text:style-name="P1">Inserts a file fulla code at that spot.</text:p>
                  </text:list-item>
                  <text:list-item>
                    <text:p text:style-name="P1">How we use libraries in code.</text:p>
                  </text:list-item>
                </text:list>
              </text:list-item>
              <text:list-item>
                <text:p text:style-name="P1">#define and macros</text:p>
                <text:list>
                  <text:list-item>
                    <text:p text:style-name="P1">Parameterized string replacement.</text:p>
                  </text:list-item>
                  <text:list-item>
                    <text:p text:style-name="P1">Generally considered bad these days. But everyone does i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7T15:00:59.085081737</meta:creation-date>
    <meta:editing-duration>P2DT8H37M58S</meta:editing-duration>
    <meta:editing-cycles>6</meta:editing-cycles>
    <meta:generator>LibreOffice/7.3.7.2$Linux_X86_64 LibreOffice_project/30$Build-2</meta:generator>
    <dc:title>DNA</dc:title>
    <dc:date>2025-06-13T15:07:42.879478064</dc:date>
    <meta:document-statistic meta:object-count="150"/>
  </office:meta>
</office:document-meta>
</file>